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4.51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18mm"/>
    </style:style>
    <style:style style:name="co5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5" style:family="table-cell" style:parent-style-name="Default">
      <style:table-cell-properties fo:background-color="#e6e6fa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d3d3d3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0808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ackground-color="#d8bfd8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e6e6fa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2">
      <style:table-cell-properties fo:background-color="#f08080"/>
    </style:style>
    <style:style style:name="ce17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</style:style>
    <style:style style:name="ce42" style:family="table-cell" style:parent-style-name="Default" style:data-style-name="N2">
      <style:table-cell-properties fo:background-color="#f08080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6e6fa"/>
    </style:style>
    <style:style style:name="ce21" style:family="table-cell" style:parent-style-name="Default">
      <style:table-cell-properties fo:background-color="#f08080"/>
    </style:style>
    <style:style style:name="ce22" style:family="table-cell" style:parent-style-name="Default">
      <style:table-cell-properties fo:background-color="#eee8aa"/>
    </style:style>
    <style:style style:name="ce49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fo:color="#0000cd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LUMNO/A: ANDER LUIS ESCOLAN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PRÁCTICA 3. PRODUCTOS ASTURIAN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11"/>
          <table:table-cell table:style-name="ce40" office:value-type="string" calcext:value-type="string">
            <text:p>TU NOTA</text:p>
          </table:table-cell>
          <table:table-cell table:style-name="ce18" office:value-type="string" calcext:value-type="string">
            <text:p>COMENTARIOS</text:p>
          </table:table-cell>
          <table:table-cell/>
          <table:table-cell table:style-name="ce18" office:value-type="string" calcext:value-type="string">
            <text:p>DEFENSA DE LA PRÁCTICA</text:p>
          </table:table-cell>
          <table:table-cell table:style-name="ce49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dex.js y package.json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1 (-1 punto)</text:p>
          </table:table-cell>
          <table:table-cell/>
        </table:table-row>
        <table:table-row table:style-name="ro1">
          <table:table-cell office:value-type="string" calcext:value-type="string">
            <text:p>/ model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2 (-3 puntos)</text:p>
          </table:table-cell>
          <table:table-cell/>
        </table:table-row>
        <table:table-row table:style-name="ro1">
          <table:table-cell office:value-type="string" calcext:value-type="string">
            <text:p>/ route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3 (suspenso)</text:p>
          </table:table-cell>
          <table:table-cell/>
        </table:table-row>
        <table:table-row table:style-name="ro1">
          <table:table-cell office:value-type="string" calcext:value-type="string">
            <text:p>/ view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 public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 utils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7:.B12])" office:value-type="float" office:value="0.25" calcext:value-type="float">
            <text:p>0,25</text:p>
          </table:table-cell>
          <table:table-cell table:style-name="ce13" table:formula="of:=SUM([.C7:.C12])" office:value-type="float" office:value="0.25" calcext:value-type="float">
            <text:p>0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4"/>
          <table:table-cell table:style-name="ce40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style-name="ce12" office:value-type="float" office:value="0.2" calcext:value-type="float">
            <text:p>0,20</text:p>
          </table:table-cell>
          <table:table-cell office:value-type="float" office:value="0.2" calcext:value-type="float">
            <text:p>0,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comentarios</text:p>
          </table:table-cell>
          <table:table-cell table:style-name="ce12" office:value-type="float" office:value="0.2" calcext:value-type="float">
            <text:p>0,20</text:p>
          </table:table-cell>
          <table:table-cell office:value-type="float" office:value="0.2" calcext:value-type="float">
            <text:p>0,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y modelo usuarios registrados</text:p>
          </table:table-cell>
          <table:table-cell table:style-name="ce12" office:value-type="float" office:value="0.1" calcext:value-type="float">
            <text:p>0,10</text:p>
          </table:table-cell>
          <table:table-cell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16:.B18])" office:value-type="float" office:value="0.5" calcext:value-type="float">
            <text:p>0,50</text:p>
          </table:table-cell>
          <table:table-cell table:style-name="ce13" table:formula="of:=SUM([.C16:.C18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4"/>
          <table:table-cell table:style-name="ce40"/>
          <table:table-cell table:style-name="ce3"/>
          <table:table-cell table:number-columns-repeated="3"/>
        </table:table-row>
        <table:table-row table:style-name="ro1">
          <table:table-cell table:style-name="ce5" office:value-type="string" calcext:value-type="string">
            <text:p>Parte pública (publico.js)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GET / → publico_index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buscar → publico_index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 /:id → publico_producto.njk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arte privada (productos.js)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GET / → admin_productos.njk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Te falta cat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/ productos / nuevo → admin_productos_form.njk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editar /:id → admin_productos_form.njk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No actualiza la imag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productos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:id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:id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GET / login → auth_login.nkj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login → ruta base del enrutador de productos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No funcio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/ logout → redirige a la raíz de la parte pública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23:.B25];[.B27:.B32];[.B34:.B36])" office:value-type="float" office:value="5" calcext:value-type="float">
            <text:p>5,00</text:p>
          </table:table-cell>
          <table:table-cell table:style-name="ce13" table:formula="of:=SUM([.C23:.C25];[.C27:.C32];[.C34:.C36])" office:value-type="float" office:value="4.05" calcext:value-type="float">
            <text:p>4,0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Vistas</text:p>
          </table:table-cell>
          <table:table-cell table:style-name="ce14"/>
          <table:table-cell table:style-name="ce40"/>
          <table:table-cell table:style-name="ce3"/>
          <table:table-cell table:number-columns-repeated="3"/>
        </table:table-row>
        <table:table-row table:style-name="ro1">
          <table:table-cell table:style-name="ce5" office:value-type="string" calcext:value-type="string">
            <text:p>Parte pública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publico_base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index.njk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producto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error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arte privada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admin_base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No debe ir dentro de publico_base.n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in_menu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No debe ir dentro de publico_base.n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min_producto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productos_form.njk (formulario insercion y edicion)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error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 table:number-columns-repeated="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auth_login.njk</text:p>
          </table:table-cell>
          <table:table-cell table:style-name="ce12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41:.B44];[.B46:.B50];[.B52])" office:value-type="float" office:value="3" calcext:value-type="float">
            <text:p>3,00</text:p>
          </table:table-cell>
          <table:table-cell table:style-name="ce13" table:formula="of:=SUM([.C41:.C44];[.C46:.C50];[.C52])" office:value-type="float" office:value="2.5" calcext:value-type="float">
            <text:p>2,50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12"/>
          <table:table-cell table:number-columns-repeated="5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11"/>
          <table:table-cell table:style-name="ce41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argar librerías (express, mongoose, nunjucks, method-override, express-session)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r enrutadores / Conectar con MongoDB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cializar Express / Puesta en marcha servidor Expres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guración y asignación de nunjuck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>
            <text:p>Aplicar middleware (urlencoded, method-override, session, bootstrap, parte pública, asignar rutas a enrutadores) 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56:.B60])" office:value-type="float" office:value="0.5" calcext:value-type="float">
            <text:p>0,50</text:p>
          </table:table-cell>
          <table:table-cell table:style-name="ce13" table:formula="of:=SUM([.C56:.C60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Proteccion rutas de administración (/ utils/ auth.js)</text:p>
          </table:table-cell>
          <table:table-cell table:number-columns-repeated="2" table:style-name="ce13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11"/>
          <table:table-cell table:style-name="ce41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formula="of:=0.25/2" office:value-type="float" office:value="0.125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formula="of:=0.25/2" office:value-type="float" office:value="0.125" calcext:value-type="float">
            <text:p>0,13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66:.B67])" office:value-type="float" office:value="0.25" calcext:value-type="float">
            <text:p>0,25</text:p>
          </table:table-cell>
          <table:table-cell table:style-name="ce13" table:formula="of:=SUM([.C66:.C67])" office:value-type="float" office:value="0.25" calcext:value-type="float">
            <text:p>0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8" office:value-type="string" calcext:value-type="string">
            <text:p>PENALIZACIONES</text:p>
          </table:table-cell>
          <table:table-cell table:style-name="ce16"/>
          <table:table-cell table:style-name="ce42"/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Incluye / node_modules</text:p>
          </table:table-cell>
          <table:table-cell table:style-name="ce12" office:value-type="float" office:value="-2" calcext:value-type="float">
            <text:p>-2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a enrutadores &lt; 2,5 punto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a vistas &lt; 1,5 puntos?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17" table:formula="of:=SUM([.B13];[.B19];[.B37];[.B53];[.B61];[.B63];[.B68])" office:value-type="float" office:value="10" calcext:value-type="float">
            <text:p>10,00</text:p>
          </table:table-cell>
          <table:table-cell table:style-name="ce17" table:formula="of:=SUM([.C13];[.C19];[.C37];[.C53];[.C61];[.C63];[.C68])" office:value-type="float" office:value="8.55" calcext:value-type="float">
            <text:p>8,55</text:p>
          </table:table-cell>
          <table:table-cell table:style-name="ce22"/>
          <table:table-cell table:number-columns-repeated="3"/>
        </table:table-row>
        <table:table-row table:style-name="ro1" table:number-rows-repeated="104850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2">00/00/0000</text:date>, <text:time style:data-style-name="N2" text:time-value="09:23:20.6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22T09:27:53.948000000</dc:date>
    <meta:editing-duration>PT1H48M48S</meta:editing-duration>
    <meta:editing-cycles>14</meta:editing-cycles>
    <meta:document-statistic meta:table-count="1" meta:cell-count="163" meta:object-count="0"/>
  </office:meta>
</office:document-meta>
</file>